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Ubuntu Mono'" style:font-pitch="fixed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family="'Ubuntu Mono'" style:font-pitch="fixe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9.146cm" svg:height="0.988cm" svg:x="5.9cm" svg:y="1.712cm">
          <draw:text-box>
            <text:p>Compile Source File Design</text:p>
          </draw:text-box>
        </draw:frame>
        <draw:custom-shape draw:style-name="gr2" draw:text-style-name="P1" xml:id="id1" draw:id="id1" draw:layer="layout" svg:width="5.8cm" svg:height="1.2cm" svg:x="2.3cm" svg:y="3.5cm"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8.2cm" svg:height="4.3cm" svg:x="2cm" svg:y="6.1cm">
          <text:p text:style-name="P2"><text:span text:style-name="T2">kciCompileDoc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7.7cm" svg:height="1.7cm" svg:x="2.4cm" svg:y="11.6cm">
          <text:p text:style-name="P3">Compile Button</text:p>
          <text:p text:style-name="P3">StopCompile Button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7cm" svg:height="1.7cm" svg:x="2.3cm" svg:y="7.1cm">
          <text:p text:style-name="P3">Plain Text Output</text:p>
          <text:p text:style-name="P3">Treeview Style Out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8cm" svg:height="1.2cm" svg:x="13.1cm" svg:y="3.6cm">
          <text:p text:style-name="P1"><text:span text:style-name="T1">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3cm" svg:height="4.8cm" svg:x="11.9cm" svg:y="6.1cm">
          <text:p text:style-name="P2"><text:span text:style-name="T2">compiler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cm" svg:height="1.7cm" svg:x="12cm" svg:y="7.1cm">
          <text:p text:style-name="P3">Compile</text:p>
          <text:p text:style-name="P3">Kill(Stop Compile)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7cm" svg:height="1.7cm" svg:x="12cm" svg:y="8.9cm">
          <text:p text:style-name="P3">Get Original Output</text:p>
          <text:p text:style-name="P3">Parse Outpu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0.499cm" svg:x1="2.3cm" svg:y1="4.1cm" svg:x2="2.4cm" svg:y2="12.45cm" draw:start-shape="id1" draw:start-glue-point="6" draw:end-shape="id2" draw:end-glue-point="3" svg:d="m2300 4100h-1000v8350h1100" svg:viewBox="0 0 1101 8351">
          <text:p/>
        </draw:connector>
        <draw:connector draw:style-name="gr5" draw:text-style-name="P3" draw:layer="layout" draw:line-skew="0cm -0.301cm" svg:x1="2.3cm" svg:y1="7.95cm" svg:x2="3.149cm" svg:y2="4.525cm" draw:start-shape="id3" draw:start-glue-point="3" draw:end-shape="id1" draw:end-glue-point="7" svg:d="m2300 7950h-501v-2350h1350v-1075" svg:viewBox="0 0 1351 3426">
          <text:p/>
        </draw:connector>
        <draw:connector draw:style-name="gr5" draw:text-style-name="P3" draw:layer="layout" svg:x1="19cm" svg:y1="7.95cm" svg:x2="18.9cm" svg:y2="4.2cm" draw:start-shape="id4" draw:start-glue-point="1" draw:end-shape="id5" draw:end-glue-point="10" svg:d="m19000 7950h501v-3750h-601" svg:viewBox="0 0 602 3751">
          <text:p/>
        </draw:connector>
        <draw:connector draw:style-name="gr5" draw:text-style-name="P3" draw:layer="layout" draw:line-skew="0cm 0.199cm" svg:x1="18.051cm" svg:y1="3.775cm" svg:x2="19cm" svg:y2="9.75cm" draw:start-shape="id5" draw:start-glue-point="11" draw:end-shape="id6" draw:end-glue-point="1" svg:d="m18051 3775v-676h1649v6651h-700" svg:viewBox="0 0 1650 6652">
          <text:p/>
        </draw:connector>
        <draw:g xml:id="id11" draw:id="id11">
          <draw:custom-shape draw:style-name="gr3" draw:text-style-name="P2" xml:id="id8" draw:id="id8" draw:layer="layout" svg:width="10.7cm" svg:height="5cm" svg:x="8.5cm" svg:y="23.5cm">
            <text:p text:style-name="P2"><text:span text:style-name="T2">compileOutputReceiv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2cm" svg:height="1.7cm" svg:x="8.8cm" svg:y="24.6cm">
            <text:p text:style-name="P3">CompileOutputText</text:p>
            <text:p text:style-name="P3">(QtextDocument – plainText)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2cm" svg:height="1.7cm" svg:x="8.8cm" svg:y="26.6cm">
            <text:p text:style-name="P3">CompileOutputModel</text:p>
            <text:p text:style-name="P3">(for QTreeView)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xml:id="id9" draw:id="id9" draw:layer="layout" svg:width="7.7cm" svg:height="1.1cm" svg:x="2.3cm" svg:y="9cm">
          <text:p text:style-name="P3">Jump to error line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3" draw:text-style-name="P2" draw:layer="layout" svg:width="6.3cm" svg:height="2.8cm" svg:x="3.5cm" svg:y="16.1cm">
            <text:p text:style-name="P2"><text:span text:style-name="T2">kciLanguageMod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5.5cm" svg:height="1cm" svg:x="3.9cm" svg:y="17.3cm">
            <text:p text:style-name="P3">Compile()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3" draw:layer="layout" draw:line-skew="0cm -0.499cm" svg:x1="6.25cm" svg:y1="13.3cm" svg:x2="3.5cm" svg:y2="17.5cm" draw:start-shape="id2" draw:start-glue-point="2" draw:end-shape="id7" draw:end-glue-point="3" svg:d="m6250 13300v1400h-3750v2800h1000" svg:viewBox="0 0 3751 4201">
          <text:p/>
        </draw:connector>
        <draw:connector draw:style-name="gr5" draw:text-style-name="P3" draw:layer="layout" svg:x1="9.8cm" svg:y1="17.5cm" svg:x2="12cm" svg:y2="7.95cm" draw:start-shape="id7" draw:start-glue-point="1" draw:end-shape="id4" draw:end-glue-point="3" svg:d="m9800 17500h1100v-9550h1100" svg:viewBox="0 0 2201 9551">
          <text:p/>
        </draw:connector>
        <draw:connector draw:style-name="gr5" draw:text-style-name="P3" draw:layer="layout" svg:x1="15.5cm" svg:y1="10.6cm" svg:x2="19.2cm" svg:y2="26cm" draw:start-shape="id6" draw:start-glue-point="2" draw:end-shape="id8" draw:end-glue-point="1" svg:d="m15500 10600v6450h4201v8950h-501" svg:viewBox="0 0 4202 15401">
          <text:p/>
        </draw:connector>
        <draw:g xml:id="id10" draw:id="id10">
          <draw:custom-shape draw:style-name="gr3" draw:text-style-name="P2" draw:layer="layout" svg:width="6.3cm" svg:height="2.8cm" svg:x="1.8cm" svg:y="19.5cm">
            <text:p text:style-name="P2"><text:span text:style-name="T2">kciTabManag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5.9cm" svg:height="1cm" svg:x="2cm" svg:y="20.8cm">
            <text:p text:style-name="P3">openAndJumpTo()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3" draw:layer="layout" draw:line-skew="0.699cm" svg:x1="10cm" svg:y1="9.55cm" svg:x2="8.1cm" svg:y2="20.9cm" draw:start-shape="id9" draw:start-glue-point="1" draw:end-shape="id10" draw:end-glue-point="1" svg:d="m10000 9550h1200v11350h-3100" svg:viewBox="0 0 3101 11351">
          <text:p/>
        </draw:connector>
        <draw:connector draw:style-name="gr5" draw:text-style-name="P3" draw:layer="layout" draw:line-skew="0cm 5.95cm 0.899cm" svg:x1="8.5cm" svg:y1="26cm" svg:x2="10.2cm" svg:y2="8.25cm" draw:start-shape="id11" draw:start-glue-point="3" draw:end-shape="id12" draw:end-glue-point="1" svg:d="m8500 26000h-501v-3100h3601v-14650h-1400" svg:viewBox="0 0 3602 17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lm </meta:initial-creator>
    <meta:creation-date>2013-08-12T12:47:12</meta:creation-date>
    <dc:date>2013-08-12T23:43:17</dc:date>
    <dc:creator>wlm </dc:creator>
    <meta:editing-duration>PT14M3S</meta:editing-duration>
    <meta:editing-cycles>1</meta:editing-cycles>
    <meta:document-statistic meta:object-count="29"/>
    <meta:generator>LibreOffice/4.0.2.2$Linux_X86_64 LibreOffice_project/400m0$Build-2</meta:generator>
  </office:meta>
</office:document-meta>
</file>